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MessageSourceTests.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MessageSourceTests.getMessageWithDefaultPassedInAndNotFoundInMsg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MessageSourceTests.nestedMessageSourceWithParamIn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MessageSourceTests.messageSourceResol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icMessageSourceTests.getMessageWithMessageAlreadyLooked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icMessageSourceTests.getMessageWithDefaultPassedInAndFoundInMsg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MessageSourceTests.getMessageWithNoDefaultPassedInAndNotFoundInMsg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MessageSourceTests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icMessageSourceTests.getMessageWithNoDefaultPassedInAndFoundInMsg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icMessageSourceTests.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ssageSourceTests.nestedMessageSourceWithParamIn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